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59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7">
            <text:p>7</text:p>
          </table:table-cell>
          <table:table-cell/>
          <table:table-cell table:style-name="ce3" office:value-type="string">
            <text:p>Weekly_Store_Override_Central.xls</text:p>
          </table:table-cell>
          <table:table-cell table:style-name="ce7" office:value-type="float" office:value="35">
            <text:p>35</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Error Handling</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5" office:value-type="string">
            <text:p>Total Result</text:p>
          </table:table-cell>
          <table:table-cell table:style-name="ce9" office:value-type="float" office:value="166">
            <text:p>166</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Array of Array dereferencing</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Workbook.VBProject</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67">
            <text:p>167</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4">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4">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4">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4">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4">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4">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5">
          <table:table-cell office:value-type="string">
            <text:p>Dropdown.<text:span text:style-name="T1">ListFillRan</text:span><text:span text:style-name="T1">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4">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3" table:display-filter-buttons="true"/>
      </table:database-ranges>
      <table:data-pilot-tables>
        <table:data-pilot-table table:name="DataPilot1" table:application-data="" table:target-range-address="Analysis.A3:Analysis.B128" table:buttons="Analysis.A3 Analysis.A5" table:ignore-empty-rows="true">
          <table:source-cell-range table:cell-range-address="'Raw Data'.A1:'Raw Data'.B6015"/>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4" table:buttons="Analysis.D3 Analysis.D5" table:ignore-empty-rows="true">
          <table:source-cell-range table:cell-range-address="'Raw Data'.A1:'Raw Data'.B6015"/>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1-14">14/11/2006</text:date><text:time>13:1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190$Build-9079</meta:generator>
    <meta:initial-creator>Michael Meeks</meta:initial-creator>
    <meta:creation-date>2006-07-04T14:45:53</meta:creation-date>
    <dc:creator>Noel Power</dc:creator>
    <dc:date>2006-11-14T13:19:33</dc:date>
    <dc:language>en-GB</dc:language>
    <meta:editing-cycles>110</meta:editing-cycles>
    <meta:editing-duration>P2DT11H19M28S</meta:editing-duration>
    <meta:user-defined meta:name="Info 1"/>
    <meta:user-defined meta:name="Info 2"/>
    <meta:user-defined meta:name="Info 3"/>
    <meta:user-defined meta:name="Info 4"/>
    <meta:document-statistic meta:table-count="3" meta:cell-count="1045"/>
  </office:meta>
</office:document-meta>
</file>